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cm" fo:border="none"/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0cm" fo:margin-right="0cm" fo:text-indent="0cm" style:auto-text-indent="false" fo:padding="0cm" fo:border="none"/>
      <style:text-properties fo:language="zxx" fo:country="none" officeooo:rsid="000cb3fe" officeooo:paragraph-rsid="000cb3fe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97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 start.</text:p>
      <text:p text:style-name="P1"><text:span text:style-name="T2">P</text:span>retium lectus. Vestibulum condimentum quam nunc, at elementum nulla fringilla id. Sed tincidunt quis magna at dapibus. Proin nec nulla quis odio commodo rutrum. Morbi fermentum <text:span text:style-name="T1">euismod </text:span><text:soft-page-break/><text:span text:style-name="T1">risus</text:span> rhoncus euismod. Suspendisse fringilla augue vel porta mollis. Aliquam porta facilisis velit at pellentesque.</text:p>
      <text:p text:style-name="P2">Doc en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6.74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3:59:33.107000000</meta:creation-date>
    <dc:date>2024-02-28T14:42:03.219959755</dc:date>
    <meta:editing-duration>PT20M45S</meta:editing-duration>
    <meta:editing-cycles>8</meta:editing-cycles>
    <meta:generator>LibreOfficeDev/24.8.0.0.alpha0$Linux_X86_64 LibreOffice_project/52ee7a265705ab563cc27749cc6c057343510dcb</meta:generator>
    <dc:creator>Miklos Vajna</dc:creator>
    <meta:document-statistic meta:table-count="0" meta:image-count="0" meta:object-count="0" meta:page-count="2" meta:paragraph-count="3" meta:word-count="46" meta:character-count="319" meta:non-whitespace-character-count="276"/>
  </office:meta>
</office:document-meta>
</file>